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6.428in" svg:y="0in">
            <draw:object draw:notify-on-update-of-ranges="Sheet1.A9:Sheet1.A12 Sheet1.B9:Sheet1.B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3063in" svg:height="3.5441in" svg:x="0.2882in" svg:y="2.6673in">
            <draw:object draw:notify-on-update-of-ranges="Sheet1.B8:Sheet1.B8 Sheet1.B9:Sheet1.B12 Sheet1.D8:Sheet1.D8 Sheet1.D9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feet high</text:p>
          </table:table-cell>
          <table:table-cell office:value-type="string">
            <text:p>pixels wide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ixels Wide at Height (ft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ixels wide</text:p>
          </table:table-cell>
          <table:table-cell office:value-type="string">
            <text:p>Inches High</text:p>
          </table:table-cell>
          <table:table-cell office:value-type="string">
            <text:p>Inches Wide</text:p>
          </table:table-cell>
          <table:table-cell office:value-type="string">
            <text:p>Conversion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A2]*12" office:value-type="float" office:value="6">
            <text:p>6</text:p>
          </table:table-cell>
          <table:table-cell table:formula="of:=1+(7/8)" office:value-type="float" office:value="1.875">
            <text:p>1.875</text:p>
          </table:table-cell>
          <table:table-cell table:formula="of:=[.C9]/[.A9]" office:value-type="float" office:value="0.009765625">
            <text:p>0.00976562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3]*12" office:value-type="float" office:value="36">
            <text:p>36</text:p>
          </table:table-cell>
          <table:table-cell table:formula="of:=1+(7/8)" office:value-type="float" office:value="1.875">
            <text:p>1.875</text:p>
          </table:table-cell>
          <table:table-cell table:formula="of:=[.C10]/[.A10]" office:value-type="float" office:value="0.0284090909090909">
            <text:p>0.028409090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4]*12" office:value-type="float" office:value="60">
            <text:p>60</text:p>
          </table:table-cell>
          <table:table-cell table:formula="of:=1+(7/8)" office:value-type="float" office:value="1.875">
            <text:p>1.875</text:p>
          </table:table-cell>
          <table:table-cell table:formula="of:=[.C11]/[.A11]" office:value-type="float" office:value="0.0457317073170732">
            <text:p>0.04573170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5]*12" office:value-type="float" office:value="78">
            <text:p>78</text:p>
          </table:table-cell>
          <table:table-cell table:formula="of:=1+(7/8)" office:value-type="float" office:value="1.875">
            <text:p>1.875</text:p>
          </table:table-cell>
          <table:table-cell table:formula="of:=[.C12]/[.A12]" office:value-type="float" office:value="0.0625">
            <text:p>0.06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4:46:54</meta:creation-date>
    <dc:date>2014-03-21T15:14:53</dc:date>
    <meta:editing-duration>PT3M59S</meta:editing-duration>
    <meta:editing-cycles>3</meta:editing-cycles>
    <meta:generator>LibreOffice/3.5$Linux_X86_64 LibreOffice_project/350m1$Build-2</meta:generator>
    <meta:document-statistic meta:table-count="3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scatter" chart:style-name="ch1">
        <chart:title svg:x="5.174cm" svg:y="0.316cm" chart:style-name="ch2">
          <text:p>Conversion factor for height</text:p>
        </chart:title>
        <chart:legend chart:legend-position="end" svg:x="11.712cm" svg:y="3.953cm" style:legend-expansion="high" chart:style-name="ch3"/>
        <chart:plot-area chart:style-name="ch4" table:cell-range-address="Sheet1.B8:Sheet1.B12 Sheet1.D8:Sheet1.D12" chart:data-source-has-labels="row" svg:x="1.331cm" svg:y="1.635cm" svg:width="9.741cm" svg:height="6.207cm">
          <chartooo:coordinate-region svg:x="2.243cm" svg:y="1.835cm" svg:width="8.642cm" svg:height="5.36cm"/>
          <chart:axis chart:dimension="x" chart:name="primary-x" chart:style-name="ch5">
            <chart:title svg:x="4.45cm" svg:y="8.022cm" chart:style-name="ch6">
              <text:p>Height from Ground (in)</text:p>
            </chart:title>
          </chart:axis>
          <chart:axis chart:dimension="y" chart:name="primary-y" chart:style-name="ch5">
            <chart:title svg:x="0.451cm" svg:y="6.608cm" chart:style-name="ch7">
              <text:p>Conversion Factor (in/px)</text:p>
            </chart:title>
            <chart:grid chart:style-name="ch8" chart:class="major"/>
          </chart:axis>
          <chart:series chart:style-name="ch9" chart:values-cell-range-address="Sheet1.D9:Sheet1.D12" chart:label-cell-address="Sheet1.D8:Sheet1.D8" chart:class="chart:scatter">
            <chart:domain table:cell-range-address="Sheet1.B9:Sheet1.B12"/>
            <chart:regression-curve chart:style-name="ch10">
              <chart:equation chart:display-r-square="true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ersion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9:Sheet1.B12</svg:desc>
                </draw:g>
              </table:table-cell>
              <table:table-cell office:value-type="float" office:value="0.009765625">
                <text:p>0.009765625</text:p>
                <draw:g>
                  <svg:desc>Sheet1.D9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0.0284090909090909">
                <text:p>0.0284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457317073170732">
                <text:p>0.0457317073170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0625">
                <text:p>0.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47cm" svg:y="0.316cm" chart:style-name="ch2">
          <text:p>Width in Pixels to Inches Away</text:p>
        </chart:title>
        <chart:plot-area chart:style-name="ch3" table:cell-range-address="Sheet1.A9:Sheet1.B12" svg:x="1.33cm" svg:y="1.635cm" svg:width="14.03cm" svg:height="6.21cm">
          <chartooo:coordinate-region svg:x="1.951cm" svg:y="1.834cm" svg:width="13.129cm" svg:height="5.364cm"/>
          <chart:axis chart:dimension="x" chart:name="primary-x" chart:style-name="ch4">
            <chart:title svg:x="6.237cm" svg:y="8.025cm" chart:style-name="ch5">
              <text:p>Line Width (pixels, 640x480)</text:p>
            </chart:title>
          </chart:axis>
          <chart:axis chart:dimension="y" chart:name="primary-y" chart:style-name="ch4">
            <chart:title svg:x="0.451cm" svg:y="5.551cm" chart:style-name="ch6">
              <text:p>Height (in)</text:p>
            </chart:title>
            <chart:grid chart:style-name="ch7" chart:class="major"/>
          </chart:axis>
          <chart:series chart:style-name="ch8" chart:values-cell-range-address="Sheet1.B9:Sheet1.B12" chart:class="chart:scatter">
            <chart:domain table:cell-range-address="Sheet1.A9:Sheet1.A12"/>
            <chart:regression-curve chart:style-name="ch9">
              <chart:equation chart:display-r-square="tru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A9:Sheet1.A12</svg:desc>
                </draw:g>
              </table:table-cell>
              <table:table-cell office:value-type="float" office:value="6">
                <text:p>6</text:p>
                <draw:g>
                  <svg:desc>Sheet1.B9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